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1mm" svg:stroke-color="#000000" draw:marker-start-width="5mm" draw:marker-end-width="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ssi_vs_thrpt" table:style-name="ta1">
        <table:shapes>
          <draw:frame draw:z-index="0" draw:style-name="gr1" draw:text-style-name="P1" svg:width="210.6mm" svg:height="106.5mm" svg:x="89.96mm" svg:y="51.8mm">
            <loext:p draw:notify-on-update-of-ranges="rssi_vs_thrpt.B1:rssi_vs_thrpt.B1 rssi_vs_thrpt.B2:rssi_vs_thrpt.B1307 rssi_vs_thrpt.A1:rssi_vs_thrpt.A1 rssi_vs_thrpt.A2:rssi_vs_thrpt.A130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<text:s/>No. of Packets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206" calcext:value-type="float">
            <text:p>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/00/0000</text:date>, <text:time style:data-style-name="N2" text:time-value="15:04:31.211305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7:54:27.131560360</dc:date>
    <meta:editing-duration>PT2H43M55S</meta:editing-duration>
    <meta:editing-cycles>2</meta:editing-cycles>
    <meta:generator>LibreOffice/5.1.6.2$Linux_X86_64 LibreOffice_project/10m0$Build-2</meta:generator>
    <meta:document-statistic meta:table-count="1" meta:cell-count="26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width="0.1cm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2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style:rotation-angle="90"/>
      <style:text-properties fo:font-size="2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-140" chart:maximum="-80" chart:interval-major="10" chart:reverse-direction="false" text:line-break="false" loext:try-staggering-first="false" chart:link-data-style-to-source="true" chart:axis-position="end"/>
      <style:graphic-properties svg:stroke-color="#b3b3b3"/>
      <style:text-properties fo:font-size="12pt" fo:font-weight="bold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61cm" svg:height="10.651cm" xlink:href=".." xlink:type="simple" chart:class="chart:bar" chart:column-mapping="1 0" chart:style-name="ch1">
        <chart:legend chart:legend-position="top" svg:x="5.655cm" svg:y="0.185cm" style:legend-expansion="wide" chart:style-name="ch2"/>
        <chart:plot-area chart:style-name="ch3" table:cell-range-address="rssi_vs_thrpt.A1:rssi_vs_thrpt.B1307" chart:data-source-has-labels="row" svg:x="1.348cm" svg:y="1.247cm" svg:width="18.416cm" svg:height="8.079cm">
          <chartooo:coordinate-region svg:x="2.552cm" svg:y="1.473cm" svg:width="16.113cm" svg:height="6.65cm"/>
          <chart:axis chart:dimension="x" chart:name="primary-x" chart:style-name="ch4">
            <chart:title svg:x="7.783cm" svg:y="9.433cm" chart:style-name="ch5">
              <text:p>Time (seconds)</text:p>
            </chart:title>
          </chart:axis>
          <chart:axis chart:dimension="y" chart:name="primary-y" chart:style-name="ch6">
            <chart:title svg:x="0.149cm" svg:y="7.419cm" chart:style-name="ch7">
              <text:p>No. of Packets</text:p>
            </chart:title>
            <chart:grid chart:style-name="ch8" chart:class="major"/>
          </chart:axis>
          <chart:axis chart:dimension="y" chart:name="secondary-y" chart:style-name="ch9">
            <chart:title svg:x="19.723cm" svg:y="6.175cm" chart:style-name="ch7">
              <text:p>RSSI (dBm)</text:p>
            </chart:title>
          </chart:axis>
          <chart:series chart:attached-axis="primary-y" chart:style-name="ch10" chart:values-cell-range-address="rssi_vs_thrpt.B2:rssi_vs_thrpt.B1307" chart:label-cell-address="rssi_vs_thrpt.B1:rssi_vs_thrpt.B1" chart:class="chart:bar">
            <chart:data-point chart:repeated="1306"/>
          </chart:series>
          <chart:series chart:attached-axis="secondary-y" chart:style-name="ch11" chart:values-cell-range-address="rssi_vs_thrpt.A2:rssi_vs_thrpt.A1307" chart:label-cell-address="rssi_vs_thrpt.A1:rssi_vs_thrpt.A1" chart:class="chart:line">
            <chart:data-point chart:repeated="130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. of Packets</text:p>
                <draw:g>
                  <svg:desc>rssi_vs_thrpt.B1:rssi_vs_thrpt.B1</svg:desc>
                </draw:g>
              </table:table-cell>
              <table:table-cell office:value-type="string">
                <text:p>RSSI</text:p>
                <draw:g>
                  <svg:desc>rssi_vs_thrpt.A1:rssi_vs_thrp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rssi_vs_thrpt.B2:rssi_vs_thrpt.B1307</svg:desc>
                </draw:g>
              </table:table-cell>
              <table:table-cell office:value-type="float" office:value="-99">
                <text:p>-99</text:p>
                <draw:g>
                  <svg:desc>rssi_vs_thrpt.A2:rssi_vs_thrpt.A13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2">
                <text:p>68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4">
                <text:p>824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8">
                <text:p>61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2">
                <text:p>73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8">
                <text:p>93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2">
                <text:p>78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6">
                <text:p>60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2">
                <text:p>63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6">
                <text:p>23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">
                <text:p>44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0">
                <text:p>65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3">
                <text:p>63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7">
                <text:p>357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">
                <text:p>6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6">
                <text:p>43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0">
                <text:p>81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6">
                <text:p>34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6">
                <text:p>102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2">
                <text:p>34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6">
                <text:p>34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6">
                <text:p>54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">
                <text:p>70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2">
                <text:p>12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2">
                <text:p>33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0">
                <text:p>55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2">
                <text:p>25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">
                <text:p>12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">
                <text:p>14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0">
                <text:p>36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">
                <text:p>3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">
                <text:p>2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">
                <text:p>4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">
                <text:p>1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">
                <text:p>5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">
                <text:p>2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">
                <text:p>54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">
                <text:p>3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">
                <text:p>6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6">
                <text:p>17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">
                <text:p>15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8">
                <text:p>13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">
                <text:p>10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">
                <text:p>8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">
                <text:p>5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2">
                <text:p>15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">
                <text:p>11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8">
                <text:p>18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6">
                <text:p>14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6">
                <text:p>15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0">
                <text:p>21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0">
                <text:p>19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2">
                <text:p>18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8">
                <text:p>18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8">
                <text:p>16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">
                <text:p>5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">
                <text:p>1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">
                <text:p>2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">
                <text:p>14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">
                <text:p>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">
                <text:p>2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">
                <text:p>44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">
                <text:p>4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">
                <text:p>1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">
                <text:p>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">
                <text:p>1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">
                <text:p>1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">
                <text:p>3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">
                <text:p>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8">
                <text:p>16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">
                <text:p>2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">
                <text:p>6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">
                <text:p>4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">
                <text:p>6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">
                <text:p>4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">
                <text:p>5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">
                <text:p>1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">
                <text:p>14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">
                <text:p>3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">
                <text:p>3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">
                <text:p>2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">
                <text:p>8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2">
                <text:p>22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6">
                <text:p>18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">
                <text:p>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2">
                <text:p>19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6">
                <text:p>60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">
                <text:p>61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6">
                <text:p>50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6">
                <text:p>46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8">
                <text:p>64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8">
                <text:p>40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2">
                <text:p>31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0">
                <text:p>46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4">
                <text:p>52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8">
                <text:p>22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6">
                <text:p>18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6">
                <text:p>25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4">
                <text:p>54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2">
                <text:p>52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28">
                <text:p>62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8">
                <text:p>55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8">
                <text:p>49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0">
                <text:p>44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4">
                <text:p>55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28">
                <text:p>62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66">
                <text:p>86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0">
                <text:p>78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0">
                <text:p>90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50">
                <text:p>65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80">
                <text:p>108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34">
                <text:p>83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78">
                <text:p>107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88">
                <text:p>88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0">
                <text:p>87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8">
                <text:p>53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4">
                <text:p>95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66">
                <text:p>1166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8">
                <text:p>93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32">
                <text:p>103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14">
                <text:p>111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98">
                <text:p>129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04">
                <text:p>130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50">
                <text:p>165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6">
                <text:p>61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0">
                <text:p>35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">
                <text:p>2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64">
                <text:p>126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2">
                <text:p>33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">
                <text:p>4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8">
                <text:p>24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48">
                <text:p>134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0">
                <text:p>15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4">
                <text:p>37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4">
                <text:p>584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54">
                <text:p>554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8">
                <text:p>24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4">
                <text:p>29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">
                <text:p>1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2">
                <text:p>10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4">
                <text:p>254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">
                <text:p>3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8">
                <text:p>26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0">
                <text:p>18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6">
                <text:p>35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2">
                <text:p>33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2">
                <text:p>37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8">
                <text:p>37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">
                <text:p>2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8">
                <text:p>31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8">
                <text:p>33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0">
                <text:p>37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0">
                <text:p>39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">
                <text:p>2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">
                <text:p>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4">
                <text:p>374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4">
                <text:p>304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0">
                <text:p>52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2">
                <text:p>40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2">
                <text:p>37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">
                <text:p>2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82">
                <text:p>88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0">
                <text:p>37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">
                <text:p>6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6">
                <text:p>50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34">
                <text:p>73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90">
                <text:p>79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8">
                <text:p>15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4">
                <text:p>374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8">
                <text:p>32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8">
                <text:p>28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8">
                <text:p>23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2">
                <text:p>12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">
                <text:p>1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">
                <text:p>5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8">
                <text:p>4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2">
                <text:p>9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6">
                <text:p>21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6">
                <text:p>15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2">
                <text:p>24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6">
                <text:p>16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">
                <text:p>74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2">
                <text:p>7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2">
                <text:p>6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8">
                <text:p>25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2">
                <text:p>24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8">
                <text:p>9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4">
                <text:p>5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">
                <text:p>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">
                <text:p>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">
                <text:p>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">
                <text:p>4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0">
                <text:p>9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">
                <text:p>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6">
                <text:p>8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6">
                <text:p>9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4">
                <text:p>7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0">
                <text:p>13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4">
                <text:p>9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8">
                <text:p>10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8">
                <text:p>10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6">
                <text:p>7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4">
                <text:p>17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8">
                <text:p>15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0">
                <text:p>19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6">
                <text:p>10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">
                <text:p>1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">
                <text:p>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">
                <text:p>3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8">
                <text:p>10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2">
                <text:p>14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8">
                <text:p>6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8">
                <text:p>5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6">
                <text:p>7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2">
                <text:p>9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">
                <text:p>2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">
                <text:p>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">
                <text:p>1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">
                <text:p>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">
                <text:p>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">
                <text:p>2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">
                <text:p>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">
                <text:p>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">
                <text:p>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">
                <text:p>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">
                <text:p>4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">
                <text:p>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">
                <text:p>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4">
                <text:p>18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">
                <text:p>16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6">
                <text:p>42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48">
                <text:p>44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0">
                <text:p>49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14">
                <text:p>61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16">
                <text:p>71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34">
                <text:p>83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34">
                <text:p>53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74">
                <text:p>57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92">
                <text:p>49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04">
                <text:p>50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2">
                <text:p>57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4">
                <text:p>29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2">
                <text:p>38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64">
                <text:p>106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96">
                <text:p>69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12">
                <text:p>61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8">
                <text:p>35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6">
                <text:p>40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0">
                <text:p>4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0">
                <text:p>35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8">
                <text:p>45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70">
                <text:p>47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70">
                <text:p>77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84">
                <text:p>58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4">
                <text:p>30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70">
                <text:p>37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96">
                <text:p>59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0">
                <text:p>71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32">
                <text:p>63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2">
                <text:p>15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">
                <text:p>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0">
                <text:p>22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0">
                <text:p>5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0">
                <text:p>10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0">
                <text:p>18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6">
                <text:p>7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">
                <text:p>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8">
                <text:p>88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2">
                <text:p>10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6">
                <text:p>13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0">
                <text:p>14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4">
                <text:p>9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2">
                <text:p>12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6">
                <text:p>23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2">
                <text:p>28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2">
                <text:p>15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3">
                <text:p>343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1">
                <text:p>13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">
                <text:p>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4">
                <text:p>19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2">
                <text:p>41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8">
                <text:p>19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86">
                <text:p>48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4">
                <text:p>44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">
                <text:p>1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">
                <text:p>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08">
                <text:p>30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">
                <text:p>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">
                <text:p>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">
                <text:p>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">
                <text:p>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">
                <text:p>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">
                <text:p>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">
                <text:p>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">
                <text:p>1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">
                <text:p>12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">
                <text:p>8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">
                <text:p>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">
                <text:p>1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">
                <text:p>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">
                <text:p>1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">
                <text:p>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">
                <text:p>4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">
                <text:p>8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">
                <text:p>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">
                <text:p>1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">
                <text:p>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">
                <text:p>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">
                <text:p>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">
                <text:p>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">
                <text:p>1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">
                <text:p>6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">
                <text:p>1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8">
                <text:p>6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">
                <text:p>1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4">
                <text:p>2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8">
                <text:p>3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">
                <text:p>1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">
                <text:p>6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">
                <text:p>1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">
                <text:p>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">
                <text:p>24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">
                <text:p>1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">
                <text:p>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">
                <text:p>1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">
                <text:p>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">
                <text:p>4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">
                <text:p>1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">
                <text:p>2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">
                <text:p>2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">
                <text:p>1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">
                <text:p>2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">
                <text:p>2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">
                <text:p>1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">
                <text:p>1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2">
                <text:p>2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">
                <text:p>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">
                <text:p>1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">
                <text:p>1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">
                <text:p>2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">
                <text:p>1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">
                <text:p>2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">
                <text:p>1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">
                <text:p>1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">
                <text:p>4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">
                <text:p>1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">
                <text:p>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">
                <text:p>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">
                <text:p>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">
                <text:p>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">
                <text:p>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">
                <text:p>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">
                <text:p>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">
                <text:p>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">
                <text:p>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">
                <text:p>4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4">
                <text:p>5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">
                <text:p>1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">
                <text:p>1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">
                <text:p>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">
                <text:p>1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">
                <text:p>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">
                <text:p>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">
                <text:p>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">
                <text:p>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">
                <text:p>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">
                <text:p>1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">
                <text:p>8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">
                <text:p>4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">
                <text:p>4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">
                <text:p>4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">
                <text:p>1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">
                <text:p>1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">
                <text:p>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">
                <text:p>4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">
                <text:p>1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">
                <text:p>1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">
                <text:p>2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">
                <text:p>1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">
                <text:p>14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">
                <text:p>4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">
                <text:p>6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">
                <text:p>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">
                <text:p>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">
                <text:p>6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6">
                <text:p>4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8">
                <text:p>4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6">
                <text:p>3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8">
                <text:p>3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">
                <text:p>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">
                <text:p>1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6">
                <text:p>6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2">
                <text:p>3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">
                <text:p>1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">
                <text:p>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">
                <text:p>1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">
                <text:p>3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38">
                <text:p>43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6">
                <text:p>13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4">
                <text:p>15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26">
                <text:p>42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4">
                <text:p>60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64">
                <text:p>26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2">
                <text:p>20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0">
                <text:p>16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6">
                <text:p>13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8">
                <text:p>14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2">
                <text:p>9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6">
                <text:p>16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4">
                <text:p>2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">
                <text:p>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">
                <text:p>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">
                <text:p>1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4">
                <text:p>4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">
                <text:p>1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6">
                <text:p>4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0">
                <text:p>7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4">
                <text:p>14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0">
                <text:p>12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2">
                <text:p>13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2">
                <text:p>8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2">
                <text:p>12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0">
                <text:p>15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6">
                <text:p>8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">
                <text:p>1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2">
                <text:p>7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6">
                <text:p>10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8">
                <text:p>7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6">
                <text:p>4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">
                <text:p>1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">
                <text:p>1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4">
                <text:p>2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4">
                <text:p>12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6">
                <text:p>10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8">
                <text:p>5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6">
                <text:p>6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">
                <text:p>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">
                <text:p>1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">
                <text:p>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8">
                <text:p>3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">
                <text:p>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">
                <text:p>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64">
                <text:p>26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64">
                <text:p>36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98">
                <text:p>49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38">
                <text:p>53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38">
                <text:p>73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22">
                <text:p>122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84">
                <text:p>158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56">
                <text:p>175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06">
                <text:p>140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40">
                <text:p>134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52">
                <text:p>135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54">
                <text:p>1254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298">
                <text:p>129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07">
                <text:p>140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17">
                <text:p>161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86">
                <text:p>178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48">
                <text:p>194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78">
                <text:p>187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38">
                <text:p>163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88">
                <text:p>17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94">
                <text:p>594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">
                <text:p>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42">
                <text:p>34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56">
                <text:p>105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40">
                <text:p>34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4">
                <text:p>56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14">
                <text:p>161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16">
                <text:p>61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18">
                <text:p>131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04">
                <text:p>604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00">
                <text:p>150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76">
                <text:p>207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">
                <text:p>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34">
                <text:p>73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74">
                <text:p>147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42">
                <text:p>124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76">
                <text:p>77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24">
                <text:p>42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68">
                <text:p>86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96">
                <text:p>396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">
                <text:p>2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76">
                <text:p>127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80">
                <text:p>38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42">
                <text:p>34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34">
                <text:p>153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94">
                <text:p>394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74">
                <text:p>374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32">
                <text:p>53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00">
                <text:p>50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68">
                <text:p>66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">
                <text:p>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6">
                <text:p>4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">
                <text:p>1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">
                <text:p>4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58">
                <text:p>458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26">
                <text:p>52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10">
                <text:p>41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74">
                <text:p>474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8">
                <text:p>3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">
                <text:p>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">
                <text:p>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2">
                <text:p>7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2">
                <text:p>12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6">
                <text:p>10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8">
                <text:p>12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6">
                <text:p>9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4">
                <text:p>11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6">
                <text:p>10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2">
                <text:p>11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2">
                <text:p>10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0">
                <text:p>11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6">
                <text:p>9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4">
                <text:p>11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8">
                <text:p>11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4">
                <text:p>13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6">
                <text:p>6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0">
                <text:p>13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36">
                <text:p>13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32">
                <text:p>23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6">
                <text:p>12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40">
                <text:p>14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6">
                <text:p>10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0">
                <text:p>11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2">
                <text:p>9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6">
                <text:p>9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48">
                <text:p>14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8">
                <text:p>8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2">
                <text:p>9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8">
                <text:p>17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40">
                <text:p>24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44">
                <text:p>34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36">
                <text:p>436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28">
                <text:p>72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18">
                <text:p>81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80">
                <text:p>68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84">
                <text:p>48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8">
                <text:p>14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8">
                <text:p>7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2">
                <text:p>6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8">
                <text:p>4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4">
                <text:p>8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0">
                <text:p>7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8">
                <text:p>8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2">
                <text:p>10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8">
                <text:p>10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8">
                <text:p>108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0">
                <text:p>13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0">
                <text:p>8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6">
                <text:p>8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8">
                <text:p>7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2">
                <text:p>7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6">
                <text:p>5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0">
                <text:p>7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2">
                <text:p>8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8">
                <text:p>5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2">
                <text:p>7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2">
                <text:p>8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2">
                <text:p>10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2">
                <text:p>7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8">
                <text:p>8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4">
                <text:p>104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8">
                <text:p>7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2">
                <text:p>9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4">
                <text:p>84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8">
                <text:p>8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8">
                <text:p>6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4">
                <text:p>10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0">
                <text:p>7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6">
                <text:p>6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4">
                <text:p>10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4">
                <text:p>7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4">
                <text:p>7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2">
                <text:p>8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2">
                <text:p>10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2">
                <text:p>9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8">
                <text:p>12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2">
                <text:p>132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8">
                <text:p>12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4">
                <text:p>124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6">
                <text:p>11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2">
                <text:p>11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4">
                <text:p>10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2">
                <text:p>9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6">
                <text:p>9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8">
                <text:p>9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8">
                <text:p>9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8">
                <text:p>8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6">
                <text:p>10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2">
                <text:p>11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0">
                <text:p>10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2">
                <text:p>72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4">
                <text:p>8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4">
                <text:p>5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6">
                <text:p>5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0">
                <text:p>9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4">
                <text:p>84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8">
                <text:p>7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4">
                <text:p>9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6">
                <text:p>10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0">
                <text:p>10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6">
                <text:p>7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6">
                <text:p>8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8">
                <text:p>8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0">
                <text:p>6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6">
                <text:p>5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4">
                <text:p>8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4">
                <text:p>5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0">
                <text:p>5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6">
                <text:p>2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">
                <text:p>9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8">
                <text:p>10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2">
                <text:p>12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4">
                <text:p>11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6">
                <text:p>4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">
                <text:p>2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">
                <text:p>1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">
                <text:p>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">
                <text:p>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">
                <text:p>1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">
                <text:p>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4">
                <text:p>64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8">
                <text:p>78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8">
                <text:p>78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8">
                <text:p>8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4">
                <text:p>8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0">
                <text:p>8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6">
                <text:p>8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6">
                <text:p>8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6">
                <text:p>9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6">
                <text:p>8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4">
                <text:p>10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4">
                <text:p>10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2">
                <text:p>5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6">
                <text:p>66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0">
                <text:p>4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8">
                <text:p>5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2">
                <text:p>6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6">
                <text:p>5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0">
                <text:p>7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0">
                <text:p>5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2">
                <text:p>5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6">
                <text:p>6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4">
                <text:p>7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0">
                <text:p>8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4">
                <text:p>64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8">
                <text:p>68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4">
                <text:p>64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0">
                <text:p>5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8">
                <text:p>6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4">
                <text:p>64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8">
                <text:p>7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8">
                <text:p>4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4">
                <text:p>4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0">
                <text:p>4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8">
                <text:p>48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2">
                <text:p>5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0">
                <text:p>5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8">
                <text:p>5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0">
                <text:p>4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8">
                <text:p>4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6">
                <text:p>5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0">
                <text:p>4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6">
                <text:p>4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2">
                <text:p>5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8">
                <text:p>2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2">
                <text:p>6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6">
                <text:p>2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0">
                <text:p>5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">
                <text:p>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">
                <text:p>1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">
                <text:p>2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8">
                <text:p>7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4">
                <text:p>7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6">
                <text:p>7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4">
                <text:p>114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8">
                <text:p>108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8">
                <text:p>118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8">
                <text:p>8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0">
                <text:p>4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6">
                <text:p>6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0">
                <text:p>8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4">
                <text:p>64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0">
                <text:p>7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0">
                <text:p>8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4">
                <text:p>6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2">
                <text:p>6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4">
                <text:p>64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0">
                <text:p>5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">
                <text:p>16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4">
                <text:p>24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">
                <text:p>2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">
                <text:p>2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4">
                <text:p>9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6">
                <text:p>6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">
                <text:p>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">
                <text:p>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">
                <text:p>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">
                <text:p>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">
                <text:p>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">
                <text:p>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0">
                <text:p>4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0">
                <text:p>3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4">
                <text:p>4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2">
                <text:p>8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0">
                <text:p>7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0">
                <text:p>6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4">
                <text:p>6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4">
                <text:p>4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4">
                <text:p>4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8">
                <text:p>3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2">
                <text:p>4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0">
                <text:p>6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0">
                <text:p>6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8">
                <text:p>5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6">
                <text:p>5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0">
                <text:p>4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6">
                <text:p>4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2">
                <text:p>4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70">
                <text:p>7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">
                <text:p>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2">
                <text:p>1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">
                <text:p>2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">
                <text:p>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2">
                <text:p>3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6">
                <text:p>2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2">
                <text:p>2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6">
                <text:p>2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">
                <text:p>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">
                <text:p>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">
                <text:p>2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">
                <text:p>2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">
                <text:p>1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0">
                <text:p>6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">
                <text:p>1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0">
                <text:p>4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0">
                <text:p>6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2">
                <text:p>3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2">
                <text:p>1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2">
                <text:p>1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2">
                <text:p>3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8">
                <text:p>1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">
                <text:p>6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8">
                <text:p>1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8">
                <text:p>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">
                <text:p>6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8">
                <text:p>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">
                <text:p>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2">
                <text:p>1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">
                <text:p>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">
                <text:p>1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">
                <text:p>1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">
                <text:p>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">
                <text:p>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">
                <text:p>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">
                <text:p>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">
                <text:p>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4">
                <text:p>24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6">
                <text:p>4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">
                <text:p>1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8">
                <text:p>1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4">
                <text:p>4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8">
                <text:p>6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8">
                <text:p>3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6">
                <text:p>2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2">
                <text:p>1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8">
                <text:p>7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8">
                <text:p>5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8">
                <text:p>5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90">
                <text:p>9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2">
                <text:p>5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">
                <text:p>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8">
                <text:p>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8">
                <text:p>3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2">
                <text:p>4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6">
                <text:p>4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12">
                <text:p>11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8">
                <text:p>9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4">
                <text:p>9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82">
                <text:p>8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4">
                <text:p>4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8">
                <text:p>5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2">
                <text:p>62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4">
                <text:p>14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90">
                <text:p>9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6">
                <text:p>9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42">
                <text:p>14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30">
                <text:p>13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28">
                <text:p>12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64">
                <text:p>16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30">
                <text:p>13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6">
                <text:p>11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">
                <text:p>1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8">
                <text:p>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8">
                <text:p>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8">
                <text:p>7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94">
                <text:p>9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">
                <text:p>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">
                <text:p>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">
                <text:p>1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96">
                <text:p>96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">
                <text:p>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">
                <text:p>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6">
                <text:p>86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4">
                <text:p>44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94">
                <text:p>94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58">
                <text:p>15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0">
                <text:p>15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42">
                <text:p>14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10">
                <text:p>2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88">
                <text:p>8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4">
                <text:p>5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82">
                <text:p>82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6">
                <text:p>5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0">
                <text:p>6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6">
                <text:p>2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">
                <text:p>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8">
                <text:p>3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2">
                <text:p>4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4">
                <text:p>94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8">
                <text:p>11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72">
                <text:p>7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8">
                <text:p>3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">
                <text:p>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">
                <text:p>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">
                <text:p>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20">
                <text:p>12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6">
                <text:p>1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6">
                <text:p>6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2">
                <text:p>9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8">
                <text:p>11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8">
                <text:p>9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0">
                <text:p>10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8">
                <text:p>6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8">
                <text:p>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6">
                <text:p>6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2">
                <text:p>6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48">
                <text:p>14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6">
                <text:p>6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8">
                <text:p>7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76">
                <text:p>7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2">
                <text:p>10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6">
                <text:p>11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4">
                <text:p>94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6">
                <text:p>6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50">
                <text:p>15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8">
                <text:p>11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2">
                <text:p>11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38">
                <text:p>13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8">
                <text:p>10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6">
                <text:p>6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48">
                <text:p>4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6">
                <text:p>10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2">
                <text:p>2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80">
                <text:p>8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2">
                <text:p>9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2">
                <text:p>1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">
                <text:p>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8">
                <text:p>1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">
                <text:p>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">
                <text:p>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">
                <text:p>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">
                <text:p>8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4">
                <text:p>54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0">
                <text:p>5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">
                <text:p>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">
                <text:p>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">
                <text:p>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">
                <text:p>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">
                <text:p>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4">
                <text:p>8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4">
                <text:p>4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">
                <text:p>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">
                <text:p>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">
                <text:p>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6">
                <text:p>96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">
                <text:p>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">
                <text:p>4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8">
                <text:p>4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">
                <text:p>4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8">
                <text:p>1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">
                <text:p>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36">
                <text:p>13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8">
                <text:p>7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4">
                <text:p>1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06">
                <text:p>20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96">
                <text:p>19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8">
                <text:p>10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30">
                <text:p>13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0">
                <text:p>8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26">
                <text:p>22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84">
                <text:p>18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70">
                <text:p>17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2">
                <text:p>3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8">
                <text:p>2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0">
                <text:p>3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4">
                <text:p>5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90">
                <text:p>9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16">
                <text:p>21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40">
                <text:p>14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6">
                <text:p>15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60">
                <text:p>26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2">
                <text:p>6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08">
                <text:p>20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54">
                <text:p>25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94">
                <text:p>19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54">
                <text:p>25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08">
                <text:p>10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54">
                <text:p>15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2">
                <text:p>6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38">
                <text:p>13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0">
                <text:p>6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2">
                <text:p>2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">
                <text:p>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">
                <text:p>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">
                <text:p>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0">
                <text:p>2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6">
                <text:p>2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0">
                <text:p>1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">
                <text:p>1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">
                <text:p>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">
                <text:p>1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">
                <text:p>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">
                <text:p>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">
                <text:p>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">
                <text:p>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0">
                <text:p>3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">
                <text:p>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">
                <text:p>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8">
                <text:p>1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4">
                <text:p>9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68">
                <text:p>16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68">
                <text:p>16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98">
                <text:p>19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32">
                <text:p>23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76">
                <text:p>17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76">
                <text:p>17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76">
                <text:p>17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42">
                <text:p>24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80">
                <text:p>28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36">
                <text:p>23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08">
                <text:p>20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78">
                <text:p>27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28">
                <text:p>32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00">
                <text:p>30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64">
                <text:p>16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32">
                <text:p>132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4">
                <text:p>12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04">
                <text:p>20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0">
                <text:p>10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16">
                <text:p>116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98">
                <text:p>9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">
                <text:p>13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08">
                <text:p>10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90">
                <text:p>19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94">
                <text:p>19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78">
                <text:p>17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06">
                <text:p>206</text:p>
              </table:table-cell>
              <table:table-cell office:value-type="float" office:value="-109">
                <text:p>-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